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B7]" office:value-type="float" office:value="1">
            <text:p>1</text:p>
          </table:table-cell>
          <table:table-cell table:formula="oooc:=IF([.C7]&gt;=0.5*([.$C$18]); 1; 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ooc:=[.C7]+[.B8]" office:value-type="float" office:value="4">
            <text:p>4</text:p>
          </table:table-cell>
          <table:table-cell table:formula="oooc:=IF([.C8]&gt;=0.5*([.$C$18]); 1; 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ooc:=[.C8]+[.B9]" office:value-type="float" office:value="9">
            <text:p>9</text:p>
          </table:table-cell>
          <table:table-cell table:formula="oooc:=IF([.C9]&gt;=0.5*([.$C$18]); 1; 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ooc:=[.C9]+[.B10]" office:value-type="float" office:value="16">
            <text:p>16</text:p>
          </table:table-cell>
          <table:table-cell table:formula="oooc:=IF([.C10]&gt;=0.5*([.$C$18]); 1; 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ooc:=[.C10]+[.B11]" office:value-type="float" office:value="27">
            <text:p>27</text:p>
          </table:table-cell>
          <table:table-cell table:formula="oooc:=IF([.C11]&gt;=0.5*([.$C$18]); 1; 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ooc:=[.C11]+[.B12]" office:value-type="float" office:value="42">
            <text:p>42</text:p>
          </table:table-cell>
          <table:table-cell table:formula="oooc:=IF([.C12]&gt;=0.5*([.$C$18]); 1; 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ooc:=[.C12]+[.B13]" office:value-type="float" office:value="55">
            <text:p>55</text:p>
          </table:table-cell>
          <table:table-cell table:formula="oooc:=IF([.C13]&gt;=0.5*([.$C$18]); 1; 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ooc:=[.C13]+[.B14]" office:value-type="float" office:value="65">
            <text:p>65</text:p>
          </table:table-cell>
          <table:table-cell table:formula="oooc:=IF([.C14]&gt;=0.5*([.$C$18]); 1; 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ooc:=[.C14]+[.B15]" office:value-type="float" office:value="73">
            <text:p>73</text:p>
          </table:table-cell>
          <table:table-cell table:formula="oooc:=IF([.C15]&gt;=0.5*([.$C$18]); 1; 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formula="oooc:=[.C15]+[.B16]" office:value-type="float" office:value="82">
            <text:p>82</text:p>
          </table:table-cell>
          <table:table-cell table:formula="oooc:=IF([.C16]&gt;=0.5*([.$C$18]); 1; 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formula="oooc:=[.C16]+[.B17]" office:value-type="float" office:value="87">
            <text:p>87</text:p>
          </table:table-cell>
          <table:table-cell table:formula="oooc:=IF([.C17]&gt;=0.5*([.$C$18]); 1; 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formula="oooc:=[.C17]+[.B18]" office:value-type="float" office:value="89">
            <text:p>89</text:p>
          </table:table-cell>
          <table:table-cell table:formula="oooc:=IF([.C18]&gt;=0.5*([.$C$18]); 1; 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dia</text:p>
          </table:table-cell>
          <table:table-cell table:formula="oooc:=SUMPRODUCT([.A7:.A18];[.B7:.B18])/SUM([.B7:.B18])" office:value-type="float" office:value="21.8202247191011">
            <text:p>21,82</text:p>
          </table:table-cell>
          <table:table-cell table:number-columns-repeated="5"/>
        </table:table-row>
        <table:table-row table:style-name="ro1">
          <table:table-cell office:value-type="string">
            <text:p>Mediana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>
            <text:p>Moda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ooc:=[.B36]" office:value-type="float" office:value="2">
            <text:p>2</text:p>
          </table:table-cell>
          <table:table-cell table:formula="oooc:=IF([.C36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ooc:=[.C36]+[.B37]" office:value-type="float" office:value="5">
            <text:p>5</text:p>
          </table:table-cell>
          <table:table-cell table:formula="oooc:=IF([.C37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ooc:=[.C37]+[.B38]" office:value-type="float" office:value="8">
            <text:p>8</text:p>
          </table:table-cell>
          <table:table-cell table:formula="oooc:=IF([.C38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ooc:=[.C38]+[.B39]" office:value-type="float" office:value="15">
            <text:p>15</text:p>
          </table:table-cell>
          <table:table-cell table:formula="oooc:=IF([.C39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ooc:=[.C39]+[.B40]" office:value-type="float" office:value="26">
            <text:p>26</text:p>
          </table:table-cell>
          <table:table-cell table:formula="oooc:=IF([.C40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ooc:=[.C40]+[.B41]" office:value-type="float" office:value="39">
            <text:p>39</text:p>
          </table:table-cell>
          <table:table-cell table:formula="oooc:=IF([.C41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ooc:=[.C41]+[.B42]" office:value-type="float" office:value="55">
            <text:p>55</text:p>
          </table:table-cell>
          <table:table-cell table:formula="oooc:=IF([.C42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ooc:=[.C42]+[.B43]" office:value-type="float" office:value="73">
            <text:p>73</text:p>
          </table:table-cell>
          <table:table-cell table:formula="oooc:=IF([.C43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ooc:=[.C43]+[.B44]" office:value-type="float" office:value="93">
            <text:p>93</text:p>
          </table:table-cell>
          <table:table-cell table:formula="oooc:=IF([.C44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ooc:=[.C44]+[.B45]" office:value-type="float" office:value="115">
            <text:p>115</text:p>
          </table:table-cell>
          <table:table-cell table:formula="oooc:=IF([.C45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ooc:=[.C45]+[.B46]" office:value-type="float" office:value="141">
            <text:p>141</text:p>
          </table:table-cell>
          <table:table-cell table:formula="oooc:=IF([.C46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ooc:=[.C46]+[.B47]" office:value-type="float" office:value="171">
            <text:p>171</text:p>
          </table:table-cell>
          <table:table-cell table:formula="oooc:=IF([.C47]&gt;=0.5*([.$C$63])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formula="oooc:=[.C47]+[.B48]" office:value-type="float" office:value="199">
            <text:p>199</text:p>
          </table:table-cell>
          <table:table-cell table:formula="oooc:=IF([.C48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ooc:=[.C48]+[.B49]" office:value-type="float" office:value="224">
            <text:p>224</text:p>
          </table:table-cell>
          <table:table-cell table:formula="oooc:=IF([.C49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ooc:=[.C49]+[.B50]" office:value-type="float" office:value="247">
            <text:p>247</text:p>
          </table:table-cell>
          <table:table-cell table:formula="oooc:=IF([.C50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ooc:=[.C50]+[.B51]" office:value-type="float" office:value="271">
            <text:p>271</text:p>
          </table:table-cell>
          <table:table-cell table:formula="oooc:=IF([.C51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ooc:=[.C51]+[.B52]" office:value-type="float" office:value="291">
            <text:p>291</text:p>
          </table:table-cell>
          <table:table-cell table:formula="oooc:=IF([.C52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ooc:=[.C52]+[.B53]" office:value-type="float" office:value="307">
            <text:p>307</text:p>
          </table:table-cell>
          <table:table-cell table:formula="oooc:=IF([.C53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ooc:=[.C53]+[.B54]" office:value-type="float" office:value="319">
            <text:p>319</text:p>
          </table:table-cell>
          <table:table-cell table:formula="oooc:=IF([.C54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formula="oooc:=[.C54]+[.B55]" office:value-type="float" office:value="329">
            <text:p>329</text:p>
          </table:table-cell>
          <table:table-cell table:formula="oooc:=IF([.C55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ooc:=[.C55]+[.B56]" office:value-type="float" office:value="336">
            <text:p>336</text:p>
          </table:table-cell>
          <table:table-cell table:formula="oooc:=IF([.C56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formula="oooc:=[.C56]+[.B57]" office:value-type="float" office:value="341">
            <text:p>341</text:p>
          </table:table-cell>
          <table:table-cell table:formula="oooc:=IF([.C57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ooc:=[.C57]+[.B58]" office:value-type="float" office:value="343">
            <text:p>343</text:p>
          </table:table-cell>
          <table:table-cell table:formula="oooc:=IF([.C58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formula="oooc:=[.C58]+[.B59]" office:value-type="float" office:value="346">
            <text:p>346</text:p>
          </table:table-cell>
          <table:table-cell table:formula="oooc:=IF([.C59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ooc:=[.C59]+[.B60]" office:value-type="float" office:value="348">
            <text:p>348</text:p>
          </table:table-cell>
          <table:table-cell table:formula="oooc:=IF([.C60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ooc:=[.C60]+[.B61]" office:value-type="float" office:value="350">
            <text:p>350</text:p>
          </table:table-cell>
          <table:table-cell table:formula="oooc:=IF([.C61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ooc:=[.C61]+[.B62]" office:value-type="float" office:value="351">
            <text:p>351</text:p>
          </table:table-cell>
          <table:table-cell table:formula="oooc:=IF([.C62]&gt;=0.5*([.$C$63])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C62]+[.B63]" office:value-type="float" office:value="352">
            <text:p>352</text:p>
          </table:table-cell>
          <table:table-cell table:formula="oooc:=IF([.C63]&gt;=0.5*([.$C$63]);1;0)"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edia</text:p>
          </table:table-cell>
          <table:table-cell table:formula="oooc:=SUMPRODUCT([.A36:.A63];[.B36:.B63])/SUM([.B36:.B63])" office:value-type="float" office:value="21.8153409090909">
            <text:p>21,82</text:p>
          </table:table-cell>
          <table:table-cell table:number-columns-repeated="5"/>
        </table:table-row>
        <table:table-row table:style-name="ro1">
          <table:table-cell office:value-type="string">
            <text:p>Mediana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Moda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>
            <draw:frame table:end-cell-address="Hoja1.G94" table:end-x="2.204cm" table:end-y="0.145cm" draw:z-index="0" draw:style-name="gr1" svg:width="15.751cm" svg:height="9.59cm" svg:x="0cm" svg:y="0.038cm">
              <draw:object draw:notify-on-update-of-ranges="Hoja1.A1:Hoja1.B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33">
          <table:table-cell table:number-columns-repeated="7"/>
        </table:table-row>
        <table:table-row table:style-name="ro1">
          <table:table-cell>
            <draw:frame table:end-cell-address="Hoja1.G128" table:end-x="2.177cm" table:end-y="0.347cm" draw:z-index="1" draw:style-name="gr1" svg:width="15.724cm" svg:height="9.405cm" svg:x="0cm" svg:y="0.425cm">
              <draw:object draw:notify-on-update-of-ranges="Hoja1.A36:Hoja1.B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2">02/12/2007</text:date>, <text:time>01:41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2-02T01:18:07</meta:creation-date>
    <dc:creator>José Luis</dc:creator>
    <dc:date>2007-12-02T01:41:10</dc:date>
    <dc:language>es-ES</dc:language>
    <meta:editing-cycles>3</meta:editing-cycles>
    <meta:editing-duration>PT23M3S</meta:editing-duration>
    <meta:user-defined meta:name="Info 1"/>
    <meta:user-defined meta:name="Info 2"/>
    <meta:user-defined meta:name="Info 3"/>
    <meta:user-defined meta:name="Info 4"/>
    <meta:document-statistic meta:table-count="1" meta:cell-count="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5" style:family="chart">
      <style:graphic-properties draw:fill-color="#9999ff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15.752cm" svg:height="9.591cm" chart:class="chart:bar" chart:style-name="ch1">
        <chart:plot-area chart:style-name="ch2" table:cell-range-address="Hoja1.$A$1:.$B$28" chart:data-source-has-labels="column" chart:table-number-list="0" svg:x="0.314cm" svg:y="0.357cm" svg:width="15.124cm" svg:height="9.044cm">
          <chart:axis chart:dimension="x" chart:name="primary-x" chart:style-name="ch3">
            <chart:categories table:cell-range-address="local-table.A2:.A29"/>
          </chart:axis>
          <chart:axis chart:dimension="y" chart:name="primary-y" chart:style-name="ch4">
            <chart:grid chart:class="major"/>
          </chart:axis>
          <chart:series chart:style-name="ch5">
            <chart:data-point chart:repeated="2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5" style:family="chart">
      <style:graphic-properties draw:fill-color="#9999ff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15.725cm" svg:height="9.406cm" chart:class="chart:bar" chart:style-name="ch1">
        <chart:plot-area chart:style-name="ch2" table:cell-range-address="Hoja1.$A$36:.$B$63" chart:data-source-has-labels="column" chart:table-number-list="0" svg:x="0.314cm" svg:y="0.353cm" svg:width="15.097cm" svg:height="8.865cm">
          <chart:axis chart:dimension="x" chart:name="primary-x" chart:style-name="ch3">
            <chart:categories table:cell-range-address="local-table.A2:.A29"/>
          </chart:axis>
          <chart:axis chart:dimension="y" chart:name="primary-y" chart:style-name="ch4">
            <chart:grid chart:class="major"/>
          </chart:axis>
          <chart:series chart:style-name="ch5">
            <chart:data-point chart:repeated="2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